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5.66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25.469cm" table:align="margins"/>
    </style:style>
    <style:style style:name="Table2.A" style:family="table-column">
      <style:table-column-properties style:column-width="6.054cm" style:rel-column-width="15577*"/>
    </style:style>
    <style:style style:name="Table2.B" style:family="table-column">
      <style:table-column-properties style:column-width="10.926cm" style:rel-column-width="28112*"/>
    </style:style>
    <style:style style:name="Table2.C" style:family="table-column">
      <style:table-column-properties style:column-width="8.49cm" style:rel-column-width="21846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5.469cm" table:align="margins"/>
    </style:style>
    <style:style style:name="Table3.A" style:family="table-column">
      <style:table-column-properties style:column-width="12.734cm" style:rel-column-width="32767*"/>
    </style:style>
    <style:style style:name="Table3.B" style:family="table-column">
      <style:table-column-properties style:column-width="1.058cm" style:rel-column-width="2723*"/>
    </style:style>
    <style:style style:name="Table3.C" style:family="table-column">
      <style:table-column-properties style:column-width="0.803cm" style:rel-column-width="2063*"/>
    </style:style>
    <style:style style:name="Table3.D" style:family="table-column">
      <style:table-column-properties style:column-width="10.874cm" style:rel-column-width="27982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5.469cm" table:align="margins"/>
    </style:style>
    <style:style style:name="Table4.A" style:family="table-column">
      <style:table-column-properties style:column-width="4.21cm" style:rel-column-width="10833*"/>
    </style:style>
    <style:style style:name="Table4.B" style:family="table-column">
      <style:table-column-properties style:column-width="12.769cm" style:rel-column-width="32856*"/>
    </style:style>
    <style:style style:name="Table4.C" style:family="table-column">
      <style:table-column-properties style:column-width="8.49cm" style:rel-column-width="21846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.035cm" fo:margin-top="0.101cm" fo:margin-bottom="0cm" style:contextual-spacing="false" fo:text-align="start" style:justify-single-word="false" fo:text-indent="0cm" style:auto-text-indent="false"/>
      <style:text-properties fo:color="#000000" style:font-name="Ubuntu" fo:font-size="28pt" fo:language="zxx" fo:country="none" fo:font-style="normal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P2" style:family="paragraph" style:parent-style-name="Standard">
      <style:paragraph-properties fo:margin-left="0cm" fo:margin-right="0.035cm" fo:margin-top="0.101cm" fo:margin-bottom="0cm" style:contextual-spacing="false" fo:text-align="center" style:justify-single-word="false" fo:text-indent="0cm" style:auto-text-indent="false"/>
      <style:text-properties fo:color="#000000" style:font-name="Ubuntu" fo:font-size="60pt" fo:language="zxx" fo:country="none" fo:font-style="normal" fo:font-weight="bold" fo:background-color="transparent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Table_20_Contents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Table_20_Contents">
      <style:text-properties style:font-name="Ubuntu"/>
    </style:style>
    <style:style style:name="P7" style:family="paragraph" style:parent-style-name="Table_20_Contents">
      <style:text-properties style:font-name="Ubuntu" fo:font-size="13pt" fo:font-weight="normal" style:font-size-asian="13pt" style:font-weight-asian="normal" style:font-size-complex="13pt" style:font-weight-complex="normal"/>
    </style:style>
    <style:style style:name="P8" style:family="paragraph" style:parent-style-name="Table_20_Contents">
      <style:text-properties fo:color="#000000" style:font-name="Calibri" fo:font-size="24pt" fo:language="zxx" fo:country="none" fo:font-style="normal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9" style:family="paragraph" style:parent-style-name="Table_20_Contents">
      <style:paragraph-properties fo:margin-left="0.3cm" fo:margin-right="0cm" fo:text-indent="0cm" style:auto-text-indent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Calibri" fo:font-size="60pt" fo:language="zxx" fo:country="none" fo:font-style="normal" fo:font-weight="bold" fo:background-color="transparent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P11" style:family="paragraph" style:parent-style-name="Table_20_Contents">
      <style:text-properties style:font-name="Ubuntu" fo:font-size="13pt" fo:font-weight="normal" officeooo:rsid="001794c0" officeooo:paragraph-rsid="001794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weight="bold" officeooo:rsid="001794c0" officeooo:paragraph-rsid="001794c0" style:font-weight-asian="bold" style:font-weight-complex="bold"/>
    </style:style>
    <style:style style:name="P13" style:family="paragraph" style:parent-style-name="Table_20_Contents">
      <style:text-properties style:font-name="Calibri" fo:font-size="24pt" fo:font-weight="bold" officeooo:rsid="00166bcc" officeooo:paragraph-rsid="00166bcc" style:font-size-asian="24pt" style:font-weight-asian="bold" style:font-size-complex="24pt" style:font-weight-complex="bold"/>
    </style:style>
    <style:style style:name="P14" style:family="paragraph" style:parent-style-name="Table_20_Contents">
      <style:text-properties style:font-name="Calibri" fo:font-size="24pt" fo:font-weight="bold" officeooo:rsid="001794c0" officeooo:paragraph-rsid="001794c0" style:font-size-asian="24pt" style:font-weight-asian="bold" style:font-size-complex="24pt" style:font-weight-complex="bold"/>
    </style:style>
    <style:style style:name="T1" style:family="text">
      <style:text-properties fo:color="#000000" fo:language="zxx" fo:country="none" fo:font-style="normal" fo:background-color="transparent" style:font-name-asian="Arial" style:font-style-asian="normal" style:font-name-complex="Arial" style:font-style-complex="normal"/>
    </style:style>
    <style:style style:name="T2" style:family="text">
      <style:text-properties fo:color="#000000" fo:language="zxx" fo:country="none" fo:font-style="normal" officeooo:rsid="00166bcc" fo:background-color="transparent" style:font-name-asian="Arial" style:font-style-asian="normal" style:font-name-complex="Arial" style:font-style-complex="normal"/>
    </style:style>
    <style:style style:name="T3" style:family="text">
      <style:text-properties fo:color="#000000" fo:language="zxx" fo:country="none" fo:font-style="normal" officeooo:rsid="001794c0" fo:background-color="transparent" style:font-name-asian="Arial" style:font-style-asian="normal" style:font-name-complex="Arial" style:font-style-complex="normal"/>
    </style:style>
    <style:style style:name="T4" style:family="text">
      <style:text-properties fo:color="#dd4814" fo:language="zxx" fo:country="none" fo:font-style="normal" fo:background-color="transparent" style:font-name-asian="Arial" style:font-style-asian="normal" style:font-name-complex="Arial" style:font-style-complex="normal"/>
    </style:style>
    <style:style style:name="T5" style:family="text">
      <style:text-properties officeooo:rsid="00166bcc"/>
    </style:style>
    <style:style style:name="T6" style:family="text">
      <style:text-properties officeooo:rsid="001794c0"/>
    </style:style>
    <style:style style:name="fr1" style:family="graphic" style:parent-style-name="Frame">
      <style:graphic-properties style:print-content="true" style:protect="position" style:wrap="parallel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barcode(o.product_id.ean13, 'code128')" text:anchor-type="page" text:anchor-page-number="1" svg:x="19.86cm" svg:y="13.381cm" svg:width="7.07cm" svg:height="3.11cm" draw:z-index="0">
        <draw:text-box>
          <text:p text:style-name="P3"/>
        </draw:text-box>
      </draw:frame>
      <draw:frame draw:style-name="fr2" draw:name="image: asimage(user.company_id.logo,'None',300,300,'cm')" text:anchor-type="page" text:anchor-page-number="1" svg:x="2.221cm" svg:y="2.18cm" draw:z-index="1">
        <draw:text-box fo:min-height="3cm" fo:min-width="3cm">
          <text:p text:style-name="Frame_20_contents"/>
        </draw:text-box>
      </draw:frame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7"/>
                  <text:p text:style-name="P11">Dobavitelj</text:p>
                  <text:p text:style-name="P1"><text:placeholder text:placeholder-type="text">&lt;o.partner_id and o.partner_id.name&gt;</text:placeholder></text:p>
                  <text:p text:style-name="P1"/>
                  <text:p text:style-name="P1"/>
                </table:table-cell>
                <table:table-cell table:style-name="Table2.A1" office:value-type="string">
                  <text:p text:style-name="P12">KODA</text:p>
                  <text:p text:style-name="P2"><text:placeholder text:placeholder-type="text">&lt;o.location_id and o.location_id.partner_id and o.location_id.partner_id.id or o.location_id.id&gt;</text:placeholder><text:soft-page-break/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2" office:value-type="string">
                  <text:p text:style-name="P14">Interna koda</text:p>
                </table:table-cell>
                <table:covered-table-cell/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8"><text:placeholder text:placeholder-type="text">&lt;o.product_id and o.product_id.default_code&gt;</text:placeholder></text:p>
                </table:table-cell>
              </table:table-row>
              <table:table-row>
                <table:table-cell table:style-name="Table3.A1" table:number-columns-spanned="2" office:value-type="string">
                  <text:p text:style-name="P14">Črtna koda</text:p>
                </table:table-cell>
                <table:covered-table-cell/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8"><text:placeholder text:placeholder-type="text">&lt;o.product_id and o.product_id.ean13&gt;</text:placeholder></text:p>
                </table:table-cell>
              </table:table-row>
              <table:table-row>
                <table:table-cell table:style-name="Table3.A1" office:value-type="string">
                  <text:p text:style-name="P4"><text:span text:style-name="T6">Količina</text:span>: <text:span text:style-name="T4"><text:placeholder text:placeholder-type="text" text:description="o.product_qty">&lt;o.product_qty&gt;</text:placeholder></text:span><text:span text:style-name="T4"> </text:span></text:p>
                </table:table-cell>
                <table:table-cell table:style-name="Table3.A1" table:number-columns-spanned="3" office:value-type="string">
                  <text:p text:style-name="P9"><text:span text:style-name="T3">EM</text:span><text:span text:style-name="T1">:</text:span><text:span text:style-name="T4"> </text:span><text:span text:style-name="T4"><text:placeholder text:placeholder-type="text">&lt;o.product_uom and o.product_uom.name&gt;</text:placeholder></text:span><text:soft-page-break/></text:p>
                </table:table-cell>
                <table:covered-table-cell/>
                <table:covered-table-cell/>
              </table:table-row>
              <table:table-row>
                <table:table-cell table:style-name="Table3.A1" table:number-columns-spanned="2" office:value-type="string">
                  <text:p text:style-name="P14"><text:span text:style-name="T5">D</text:span>atum prejema</text:p>
                </table:table-cell>
                <table:covered-table-cell/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4"><text:placeholder text:placeholder-type="text">&lt;o.date and (formatLang(o.date[0:10], date=True)) or ''&gt;</text:placeholder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3">S/N</text:p>
                </table:table-cell>
                <table:table-cell table:style-name="Table4.A1" office:value-type="string">
                  <text:p text:style-name="P10"><text:placeholder text:placeholder-type="text">&lt;o.prodlot_id and o.prodlot_id.name&gt;</text:placeholder></text:p>
                </table:table-cell>
                <table:table-cell table:style-name="Table4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23:39:40</meta:creation-date>
    <dc:date>2013-10-29T11:44:58.180522380</dc:date>
    <meta:editing-duration>PT2H49M34S</meta:editing-duration>
    <meta:editing-cycles>116</meta:editing-cycles>
    <meta:generator>LibreOffice/4.1.2.3$Linux_X86_64 LibreOffice_project/410m0$Build-3</meta:generator>
    <meta:document-statistic meta:table-count="4" meta:image-count="0" meta:object-count="0" meta:page-count="4" meta:paragraph-count="17" meta:word-count="43" meta:character-count="428" meta:non-whitespace-character-count="401"/>
  </office:meta>
</office:document-meta>
</file>